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03e24"/>
    </style:style>
    <style:style style:name="P2" style:family="paragraph" style:parent-style-name="Standard">
      <style:text-properties style:font-name="Times New Roman" officeooo:paragraph-rsid="0001e296"/>
    </style:style>
    <style:style style:name="P3" style:family="paragraph" style:parent-style-name="Standard">
      <style:text-properties officeooo:paragraph-rsid="0001e296"/>
    </style:style>
    <style:style style:name="P4" style:family="paragraph" style:parent-style-name="Standard">
      <style:text-properties style:font-name="Comic Sans MS" officeooo:rsid="0001e296" officeooo:paragraph-rsid="0001e296"/>
    </style:style>
    <style:style style:name="T1" style:family="text">
      <style:text-properties style:font-name="Comic Sans MS" officeooo:rsid="0001e296"/>
    </style:style>
    <style:style style:name="T2" style:family="text">
      <style:text-properties officeooo:rsid="0001e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#include&lt;stdio.h&gt;</text:p>
      <text:p text:style-name="P3">void strcpy(char a[ ],char b[ ])</text:p>
      <text:p text:style-name="P3">{</text:p>
      <text:p text:style-name="P3">int i;</text:p>
      <text:p text:style-name="P3">for(i=0;b[i]!='\0';i++) <text:s/>// <text:span text:style-name="T1">put the characters from string b to string a until the null character <text:s text:c="50"/></text:span></text:p>
      <text:p text:style-name="P4"><text:s text:c="34"/>//is encountered. //</text:p>
      <text:p text:style-name="P3"><text:s text:c="4"/>a[i]=b[i];</text:p>
      <text:p text:style-name="P3">a[i]='\0'; <text:s text:c="25"/>// <text:span text:style-name="T2">at last of the new string place the null character //</text:span></text:p>
      <text:p text:style-name="P3"/>
      <text:p text:style-name="P3">}</text:p>
      <text:p text:style-name="P3">int main( )</text:p>
      <text:p text:style-name="P3">{</text:p>
      <text:p text:style-name="P3">char a[50],b[50];</text:p>
      <text:p text:style-name="P3">printf("ENTER THE STRING:" );</text:p>
      <text:p text:style-name="P3">gets(b);</text:p>
      <text:p text:style-name="P3">strcpy(a,b);</text:p>
      <text:p text:style-name="P3">printf("strcpy(a,b):%s",a);</text:p>
      <text:p text:style-name="P3">return 0;</text:p>
      <text:p text:style-name="P3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04T14:31:42.808000000</dc:date>
    <meta:editing-duration>PT15M39S</meta:editing-duration>
    <meta:editing-cycles>4</meta:editing-cycles>
    <meta:document-statistic meta:table-count="0" meta:image-count="0" meta:object-count="0" meta:page-count="1" meta:paragraph-count="18" meta:word-count="59" meta:character-count="480" meta:non-whitespace-character-count="324"/>
  </office:meta>
</office:document-meta>
</file>